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20000007035E6340C5B6C1C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28pt" officeooo:rsid="00003c0f" officeooo:paragraph-rsid="00003c0f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tab/></text:p>
      <text:p text:style-name="Standard"/>
      <text:p text:style-name="Standard"/>
      <text:p text:style-name="Standard"/>
      <text:p text:style-name="Standard"><draw:frame draw:style-name="fr1" draw:name="Image1" text:anchor-type="char" svg:x="-0.002cm" svg:y="0.21cm" svg:width="17.171cm" svg:height="4.126cm" draw:z-index="0"><draw:image xlink:href="Pictures/10000000000001D20000007035E6340C5B6C1C1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APPORT D’ANALYSE SEO</text:p>
      <text:p text:style-name="P1">P4 OPENCLASSROOMS</text:p>
      <text:p text:style-name="P1">GUERIN FRANCK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6T17:44:39.207000000</meta:creation-date>
    <dc:date>2023-02-06T17:46:48.396000000</dc:date>
    <meta:editing-duration>PT2M9S</meta:editing-duration>
    <meta:editing-cycles>1</meta:editing-cycles>
    <meta:document-statistic meta:table-count="0" meta:image-count="1" meta:object-count="0" meta:page-count="1" meta:paragraph-count="4" meta:word-count="7" meta:character-count="53" meta:non-whitespace-character-count="47"/>
    <meta:generator>LibreOffice/7.4.3.2$Windows_X86_64 LibreOffice_project/1048a8393ae2eeec98dff31b5c133c5f1d08b890</meta:generator>
  </office:meta>
</office:document-meta>
</file>